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12">
            <text:p>1912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591">
            <text:p>14,591</text:p>
          </table:table-cell>
          <table:table-cell table:style-name="ce22" office:value-type="float" office:value="2027">
            <text:p>20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56">
            <text:p>1,256</text:p>
          </table:table-cell>
          <table:table-cell table:style-name="ce23" office:value-type="float" office:value="402">
            <text:p>40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277">
            <text:p>7,277</text:p>
          </table:table-cell>
          <table:table-cell table:style-name="ce23" office:value-type="float" office:value="2142">
            <text:p>2,14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317">
            <text:p>3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92">
            <text:p>99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54">
            <text:p>1254</text:p>
          </table:table-cell>
          <table:table-cell table:style-name="ce22" office:value-type="float" office:value="435">
            <text:p>43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764">
            <text:p>11764</text:p>
          </table:table-cell>
          <table:table-cell table:style-name="ce22" office:value-type="float" office:value="1125">
            <text:p>11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53">
            <text:p>1,253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212">
            <text:p>45,212</text:p>
          </table:table-cell>
          <table:table-cell table:style-name="ce22" office:value-type="float" office:value="7604">
            <text:p>760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09">
            <text:p>2,20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64">
            <text:p>64</text:p>
          </table:table-cell>
          <table:table-cell table:style-name="ce22" office:value-type="float" office:value="1841">
            <text:p>184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85">
            <text:p>3,485</text:p>
          </table:table-cell>
          <table:table-cell table:style-name="ce23" office:value-type="float" office:value="596">
            <text:p>59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94">
            <text:p>8294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617">
            <text:p>13617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98">
            <text:p>69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914">
            <text:p>4,914</text:p>
          </table:table-cell>
          <table:table-cell table:style-name="ce23" office:value-type="float" office:value="852">
            <text:p>85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617">
            <text:p>1617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27">
            <text:p>5227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430">
            <text:p>41430</text:p>
          </table:table-cell>
          <table:table-cell table:style-name="ce22" office:value-type="float" office:value="3649">
            <text:p>36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992">
            <text:p>79992</text:p>
          </table:table-cell>
          <table:table-cell table:style-name="ce22" office:value-type="float" office:value="9420">
            <text:p>94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204">
            <text:p>125204</text:p>
          </table:table-cell>
          <table:table-cell table:style-name="ce22" office:value-type="float" office:value="17024">
            <text:p>170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